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30000003003CC692BC8D14EE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Standard">
      <style:text-properties fo:font-size="2pt" officeooo:paragraph-rsid="00243bb5" style:font-size-asian="1.75pt" style:font-size-complex="2pt"/>
    </style:style>
    <style:style style:name="P9" style:family="paragraph" style:parent-style-name="Standard">
      <style:text-properties style:use-window-font-color="true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6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8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19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0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Addressee">
      <style:text-properties fo:font-weight="bold" officeooo:rsid="002c3e45" officeooo:paragraph-rsid="002c3e45" style:font-weight-asian="bold" style:font-weight-complex="bold"/>
    </style:style>
    <style:style style:name="P23" style:family="paragraph" style:parent-style-name="Addressee">
      <style:text-properties officeooo:rsid="002c3e45" officeooo:paragraph-rsid="002c3e45"/>
    </style:style>
    <style:style style:name="P24" style:family="paragraph" style:parent-style-name="Standard" style:list-style-name="L1">
      <style:text-properties fo:color="#ff3333" fo:font-size="10pt" officeooo:rsid="003dcc4a" officeooo:paragraph-rsid="0029298c" style:font-size-asian="10pt" style:font-size-complex="10pt"/>
    </style:style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Standard" style:list-style-name="L5"/>
    <style:style style:name="P29" style:family="paragraph" style:parent-style-name="Standard" style:list-style-name="L6"/>
    <style:style style:name="P30" style:family="paragraph" style:parent-style-name="Standard" style:list-style-name="L2">
      <style:text-properties officeooo:rsid="002f520c" officeooo:paragraph-rsid="002f520c"/>
    </style:style>
    <style:style style:name="T1" style:family="text">
      <style:text-properties officeooo:rsid="002285b7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officeooo:rsid="002c3e45"/>
    </style:style>
    <style:style style:name="T7" style:family="text">
      <style:text-properties officeooo:rsid="002c92f6"/>
    </style:style>
    <style:style style:name="T8" style:family="text">
      <style:text-properties officeooo:rsid="002f3c4b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0">Fait à <text:span text:style-name="T7">Montpellier</text:span>, le <text:span text:style-name="T7">23 janvier 2020</text:span></text:p>
      <text:p text:style-name="P11">A Faire :</text:p>
      <text:list xml:id="list3515453756" text:style-name="L1">
        <text:list-item>
          <text:p text:style-name="P24">Remplacer manuellement les valeurs entre &lt;&gt;</text:p>
        </text:list-item>
        <text:list-item>
          <text:p text:style-name="P24">Les valeurs entre {{}} sont à renseigner dans les propriétés du document</text:p>
        </text:list-item>
      </text:list>
      <text:p text:style-name="Standard"/>
      <text:p text:style-name="P17">Objet : <text:span text:style-name="T8">OC PIZZA</text:span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600564292" text:style-name="L2">
              <text:list-item>
                <text:p text:style-name="P25">application web</text:p>
              </text:list-item>
              <text:list-item>
                <text:p text:style-name="P30">application mobile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4">X.X.X</text:p>
            <text:p text:style-name="P4">Y.Y.Y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670077506" text:style-name="L3">
              <text:list-item>
                <text:p text:style-name="P26"/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1729727588" text:style-name="L4">
              <text:list-item>
                <text:p text:style-name="P27">...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2957654873" text:style-name="L5">
              <text:list-item>
                <text:p text:style-name="P28"/>
              </text:list-item>
            </text:list>
          </table:table-cell>
        </table:table-row>
      </table:table>
      <text:p text:style-name="P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3920138831" text:style-name="L6">
              <text:list-item>
                <text:p text:style-name="P29"/>
              </text:list-item>
            </text:list>
          </table:table-cell>
        </table:table-row>
      </table:table>
      <text:p text:style-name="P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1/12/2016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{{Client}}</text:user-defined></text:p>
      <text:p text:style-name="P18">Le <text:tab/><text:tab/><text:tab/><text:span text:style-name="T5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officeooo:rsid="002c3e45" officeooo:paragraph-rsid="002c3e45" style:font-weight-asian="bold" style:font-weight-complex="bold"/>
    </style:style>
    <style:style style:name="MP4" style:family="paragraph" style:parent-style-name="Addressee">
      <style:text-properties officeooo:rsid="002c3e45" officeooo:paragraph-rsid="002c3e45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2c3e45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2.317cm" svg:y="0cm" svg:width="5.669cm" svg:height="0.713cm" draw:z-index="2"><draw:image xlink:href="Pictures/10000000000001630000003003CC692BC8D14EEB.png" xlink:type="simple" xlink:show="embed" xlink:actuate="onLoad" loext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OC PIZZA</text:p>
              <text:p text:style-name="MP4">43 rue de Belleville</text:p>
              <text:p text:style-name="MP4">75000 PARIS</text:p>
            </table:table-cell>
            <table:table-cell table:style-name="Tableau3.A2" office:value-type="string">
              <text:p text:style-name="MP3">OC PIZZA</text:p>
              <text:p text:style-name="Addressee">Ref. Interne : <text:span text:style-name="MT1">OCPIZZA-Project</text:span></text:p>
              <text:p text:style-name="Addressee">Ref. Client : <text:span text:style-name="MT1">OCPIZZA-Project</text:span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&lt;Entreprise&gt;</text:p>
            </table:table-cell>
            <table:table-cell table:style-name="Tableau6.A1" office:value-type="string">
              <text:p text:style-name="MP7"><text:span text:style-name="MT2">&lt;AdresseEntreprise&gt; – &lt;Téléphone&gt; – &lt;</text:span><text:span text:style-name="MT3">E</text:span><text:span text:style-name="MT2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8">&lt;siteWebEntreprise&gt;</text:p>
            </table:table-cell>
            <table:table-cell table:style-name="Tableau6.A1" office:value-type="string">
              <text:p text:style-name="MP9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4H15M56S</meta:editing-duration>
    <meta:editing-cycles>59</meta:editing-cycles>
    <meta:generator>LibreOffice/6.0.6.2$Windows_X86_64 LibreOffice_project/0c292870b25a325b5ed35f6b45599d2ea4458e77</meta:generator>
    <meta:initial-creator>Loïc GUIBERT</meta:initial-creator>
    <dc:date>2020-01-23T16:00:13.889000000</dc:date>
    <dc:subject>Livraison finale</dc:subject>
    <dc:title>Procés verbal de livraison</dc:title>
    <meta:document-statistic meta:table-count="6" meta:image-count="1" meta:object-count="0" meta:page-count="2" meta:paragraph-count="50" meta:word-count="186" meta:character-count="1081" meta:non-whitespace-character-count="937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